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fo:font-weight="bold" officeooo:rsid="00002665" officeooo:paragraph-rsid="00002665" style:font-weight-asian="bold" style:font-weight-complex="bold"/>
    </style:style>
    <style:style style:name="P2" style:family="paragraph" style:parent-style-name="Standard">
      <style:text-properties fo:language="pt" fo:country="BR" fo:font-weight="bold" officeooo:rsid="00061ba1" officeooo:paragraph-rsid="00061ba1" style:font-weight-asian="bold" style:font-weight-complex="bold"/>
    </style:style>
    <style:style style:name="P3" style:family="paragraph" style:parent-style-name="Standard">
      <style:text-properties fo:language="pt" fo:country="BR" fo:font-weight="bold" officeooo:rsid="000a1a45" officeooo:paragraph-rsid="000a1a45" style:font-weight-asian="bold" style:font-weight-complex="bold"/>
    </style:style>
    <style:style style:name="P4" style:family="paragraph" style:parent-style-name="Standard">
      <style:text-properties fo:language="pt" fo:country="BR" fo:font-weight="bold" officeooo:rsid="000cd042" officeooo:paragraph-rsid="000cd042" style:font-weight-asian="bold" style:font-weight-complex="bold"/>
    </style:style>
    <style:style style:name="P5" style:family="paragraph" style:parent-style-name="Standard">
      <style:text-properties fo:language="pt" fo:country="BR" officeooo:rsid="00002665" officeooo:paragraph-rsid="00002665"/>
    </style:style>
    <style:style style:name="P6" style:family="paragraph" style:parent-style-name="Standard">
      <style:text-properties fo:language="pt" fo:country="BR" officeooo:rsid="0000b25b" officeooo:paragraph-rsid="0000b25b"/>
    </style:style>
    <style:style style:name="P7" style:family="paragraph" style:parent-style-name="Standard">
      <style:text-properties fo:language="pt" fo:country="BR" officeooo:rsid="00011689" officeooo:paragraph-rsid="00011689"/>
    </style:style>
    <style:style style:name="P8" style:family="paragraph" style:parent-style-name="Standard">
      <style:text-properties fo:language="pt" fo:country="BR" officeooo:rsid="00011689" officeooo:paragraph-rsid="00121789"/>
    </style:style>
    <style:style style:name="P9" style:family="paragraph" style:parent-style-name="Standard">
      <style:text-properties fo:language="pt" fo:country="BR" officeooo:rsid="0001e791" officeooo:paragraph-rsid="0001e791"/>
    </style:style>
    <style:style style:name="P10" style:family="paragraph" style:parent-style-name="Standard">
      <style:text-properties fo:language="pt" fo:country="BR" officeooo:rsid="0001e791" officeooo:paragraph-rsid="0007826e"/>
    </style:style>
    <style:style style:name="P11" style:family="paragraph" style:parent-style-name="Standard">
      <style:text-properties fo:language="pt" fo:country="BR" officeooo:rsid="00024dfb" officeooo:paragraph-rsid="00024dfb"/>
    </style:style>
    <style:style style:name="P12" style:family="paragraph" style:parent-style-name="Standard">
      <style:text-properties fo:language="pt" fo:country="BR" officeooo:rsid="000441fe" officeooo:paragraph-rsid="000441fe"/>
    </style:style>
    <style:style style:name="P13" style:family="paragraph" style:parent-style-name="Standard">
      <style:text-properties fo:language="pt" fo:country="BR" officeooo:rsid="00061ba1" officeooo:paragraph-rsid="00061ba1"/>
    </style:style>
    <style:style style:name="P14" style:family="paragraph" style:parent-style-name="Standard">
      <style:text-properties fo:language="pt" fo:country="BR" officeooo:rsid="00061ba1" officeooo:paragraph-rsid="001401b0"/>
    </style:style>
    <style:style style:name="P15" style:family="paragraph" style:parent-style-name="Standard">
      <style:text-properties fo:language="pt" fo:country="BR" officeooo:rsid="000a1a45" officeooo:paragraph-rsid="000a1a45"/>
    </style:style>
    <style:style style:name="P16" style:family="paragraph" style:parent-style-name="Standard">
      <style:text-properties fo:language="pt" fo:country="BR" officeooo:rsid="000cd042" officeooo:paragraph-rsid="000cd042"/>
    </style:style>
    <style:style style:name="P17" style:family="paragraph" style:parent-style-name="Standard">
      <style:text-properties fo:language="pt" fo:country="BR" officeooo:rsid="000e2a6c" officeooo:paragraph-rsid="000e2a6c"/>
    </style:style>
    <style:style style:name="P18" style:family="paragraph" style:parent-style-name="Standard">
      <style:text-properties fo:language="pt" fo:country="BR" officeooo:rsid="00181a3b" officeooo:paragraph-rsid="00181a3b"/>
    </style:style>
    <style:style style:name="P19" style:family="paragraph" style:parent-style-name="Standard">
      <style:text-properties fo:language="pt" fo:country="BR" officeooo:rsid="0018e586" officeooo:paragraph-rsid="0018e586"/>
    </style:style>
    <style:style style:name="P20" style:family="paragraph" style:parent-style-name="Standard">
      <style:text-properties fo:language="pt" fo:country="BR" officeooo:rsid="001a0cba" officeooo:paragraph-rsid="001a0cba"/>
    </style:style>
    <style:style style:name="P21" style:family="paragraph" style:parent-style-name="Standard">
      <style:text-properties officeooo:paragraph-rsid="0009fe33"/>
    </style:style>
    <style:style style:name="P22" style:family="paragraph" style:parent-style-name="Standard">
      <style:text-properties fo:language="pt" fo:country="BR" officeooo:rsid="0016603a" officeooo:paragraph-rsid="00061ba1"/>
    </style:style>
    <style:style style:name="P23" style:family="paragraph" style:parent-style-name="Standard">
      <style:text-properties fo:language="pt" fo:country="BR" officeooo:rsid="0001e791" officeooo:paragraph-rsid="0001e791"/>
    </style:style>
    <style:style style:name="P24" style:family="paragraph" style:parent-style-name="Standard">
      <style:text-properties fo:language="pt" fo:country="BR" officeooo:rsid="001ce6f0" officeooo:paragraph-rsid="001ce6f0"/>
    </style:style>
    <style:style style:name="P25" style:family="paragraph" style:parent-style-name="Standard">
      <style:text-properties fo:language="pt" fo:country="BR" officeooo:rsid="00061ba1" officeooo:paragraph-rsid="00061ba1"/>
    </style:style>
    <style:style style:name="T1" style:family="text">
      <style:text-properties fo:language="pt" fo:country="BR" officeooo:rsid="00011689"/>
    </style:style>
    <style:style style:name="T2" style:family="text">
      <style:text-properties fo:language="pt" fo:country="BR" officeooo:rsid="0001e791"/>
    </style:style>
    <style:style style:name="T3" style:family="text">
      <style:text-properties fo:language="pt" fo:country="BR" officeooo:rsid="0009fe33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c9211e" fo:font-weight="bold" officeooo:rsid="0009fe33" style:font-weight-asian="bold" style:font-weight-complex="bold"/>
    </style:style>
    <style:style style:name="T6" style:family="text">
      <style:text-properties fo:color="#c9211e" style:font-name="Symbol" fo:font-weight="bold" officeooo:rsid="0007826e" style:font-weight-asian="bold" style:font-weight-complex="bold"/>
    </style:style>
    <style:style style:name="T7" style:family="text">
      <style:text-properties fo:color="#c9211e" style:font-name="Symbol" fo:font-weight="bold" officeooo:rsid="00121789" style:font-weight-asian="bold" style:font-weight-complex="bold"/>
    </style:style>
    <style:style style:name="T8" style:family="text">
      <style:text-properties fo:color="#c9211e" fo:language="pt" fo:country="BR" fo:font-weight="bold" officeooo:rsid="0009fe33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0b25b"/>
    </style:style>
    <style:style style:name="T11" style:family="text">
      <style:text-properties officeooo:rsid="00011689"/>
    </style:style>
    <style:style style:name="T12" style:family="text">
      <style:text-properties officeooo:rsid="000441fe"/>
    </style:style>
    <style:style style:name="T13" style:family="text">
      <style:text-properties officeooo:rsid="00061ba1"/>
    </style:style>
    <style:style style:name="T14" style:family="text">
      <style:text-properties officeooo:rsid="0007826e"/>
    </style:style>
    <style:style style:name="T15" style:family="text">
      <style:text-properties style:text-position="super 58%" officeooo:rsid="0007826e"/>
    </style:style>
    <style:style style:name="T16" style:family="text">
      <style:text-properties style:text-position="super 58%" officeooo:rsid="0018e586"/>
    </style:style>
    <style:style style:name="T17" style:family="text">
      <style:text-properties fo:font-variant="normal" fo:text-transform="none" fo:color="#c9211e" fo:letter-spacing="normal" fo:font-weight="bold" style:font-weight-asian="bold" style:font-weight-complex="bold"/>
    </style:style>
    <style:style style:name="T18" style:family="text">
      <style:text-properties officeooo:rsid="000a1a45"/>
    </style:style>
    <style:style style:name="T19" style:family="text">
      <style:text-properties officeooo:rsid="000b2563"/>
    </style:style>
    <style:style style:name="T20" style:family="text">
      <style:text-properties officeooo:rsid="000e2a6c"/>
    </style:style>
    <style:style style:name="T21" style:family="text">
      <style:text-properties officeooo:rsid="000ef168"/>
    </style:style>
    <style:style style:name="T22" style:family="text">
      <style:text-properties officeooo:rsid="00121789"/>
    </style:style>
    <style:style style:name="T23" style:family="text">
      <style:text-properties officeooo:rsid="0012b1dd"/>
    </style:style>
    <style:style style:name="T24" style:family="text">
      <style:text-properties officeooo:rsid="001401b0"/>
    </style:style>
    <style:style style:name="T25" style:family="text">
      <style:text-properties officeooo:rsid="0016603a"/>
    </style:style>
    <style:style style:name="T26" style:family="text">
      <style:text-properties officeooo:rsid="0018e586"/>
    </style:style>
    <style:style style:name="T27" style:family="text">
      <style:text-properties officeooo:rsid="001a0cba"/>
    </style:style>
    <style:style style:name="T28" style:family="text">
      <style:text-properties officeooo:rsid="001b75e7"/>
    </style:style>
    <style:style style:name="T29" style:family="text">
      <style:text-properties officeooo:rsid="001ce6f0"/>
    </style:style>
    <style:style style:name="T30" style:family="text">
      <style:text-properties fo:color="#5983b0"/>
    </style:style>
    <style:style style:name="T31" style:family="text">
      <style:text-properties fo:color="#5983b0" fo:font-weight="bold" style:font-weight-asian="bold" style:font-weight-complex="bold"/>
    </style:style>
    <style:style style:name="T32" style:family="text">
      <style:text-properties fo:color="#ff0000" fo:font-weight="bold" style:font-weight-asian="bold" style:font-weight-complex="bold"/>
    </style:style>
    <style:style style:name="T33" style:family="text">
      <style:text-properties fo:color="#2a6099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a Calculadora.</text:p>
      <text:p text:style-name="P1"/>
      <text:p text:style-name="P5"><text:span text:style-name="T9">Principais funções:</text:span> RPN, Científica, Complexa, Programável (keystroke) <text:span text:style-name="T11">com desvios condicionais e incondicionais e suporte a sub-rotinas. Pilha de 1000 linhas. Memórias e linhas de programação ilimitadas.</text:span></text:p>
      <text:p text:style-name="P5"/>
      <text:p text:style-name="P1">Descrição das teclas:</text:p>
      <text:p text:style-name="P5"><text:span text:style-name="T4">ySTOx</text:span>: Coloca o conteúdo da linha y da pilha na memória Rx, onde x é o valor na linha x.</text:p>
      <text:p text:style-name="P5"><text:span text:style-name="T4">RCLx</text:span>: Resgata o conteúdo de Rx, onde x é o conteúdo da linha x, e coloca na linha x. </text:p>
      <text:p text:style-name="P5"><text:span text:style-name="T4">CLA</text:span>: Limpa a pilha.</text:p>
      <text:p text:style-name="P5"><text:span text:style-name="T4">/</text:span>: Divisão de y por x.</text:p>
      <text:p text:style-name="P5"><text:span text:style-name="T4">x&lt;&gt;y</text:span>: troca a linha x com a y da pilha.</text:p>
      <text:p text:style-name="P5"><text:span text:style-name="T4">0-9</text:span>: Teclas numéricas.</text:p>
      <text:p text:style-name="P5"><text:span text:style-name="T4">*</text:span>: Produto.</text:p>
      <text:p text:style-name="P5"><text:span text:style-name="T4">1/x</text:span>: Função inverso.</text:p>
      <text:p text:style-name="P5"><text:span text:style-name="T4">-</text:span>: Função subtração. </text:p>
      <text:p text:style-name="P5"><text:span text:style-name="T4">+-</text:span>: Função sinal;</text:p>
      <text:p text:style-name="P5"><text:span text:style-name="T4">+</text:span>: Função adição.</text:p>
      <text:p text:style-name="P5"><text:span text:style-name="T4">E</text:span>: Base 10 de notação científica. Ex: 2E3=2000</text:p>
      <text:p text:style-name="P5"><text:span text:style-name="T4">.</text:span>: Ponto decimal.</text:p>
      <text:p text:style-name="P5"><text:span text:style-name="T4">C</text:span>: Apaga o conteúdo da linha x.</text:p>
      <text:p text:style-name="P5"><text:span text:style-name="T4">ENTER</text:span>: Entra o conteúdo na linha x.</text:p>
      <text:p text:style-name="P5"><text:span text:style-name="T4">sin</text:span>, <text:span text:style-name="T4">cos</text:span>, <text:span text:style-name="T4">tan</text:span>, <text:span text:style-name="T4">ln</text:span> e <text:span text:style-name="T4">exp</text:span>: Funções seno, cosseno, tangente, logaritmo e exponencial. As funções trigonométricas são em radianos, enquanto as funções logaritmo e exponencial são de base e<text:span text:style-name="T10">=2,718..</text:span>.</text:p>
      <text:p text:style-name="P5"><text:span text:style-name="T4">arc</text:span>: Ativa o modo arco, transformando as funções trigonométricas em inversas.</text:p>
      <text:p text:style-name="P7"><text:span text:style-name="T4">Root</text:span>: Carrega o programa de achar raízes pelo método da bisseção. (vide mais detalhes a frente)</text:p>
      <text:p text:style-name="P9"><text:span text:style-name="T17">√</text:span> : Retorna a raiz quadrada de x. “<text:span text:style-name="T14">Root” no modo de programação.</text:span></text:p>
      <text:p text:style-name="P6"><text:span text:style-name="T4">y^x</text:span>: Eleva o valor de y a x e dá o resultado em x.</text:p>
      <text:p text:style-name="P6"><text:span text:style-name="T4">hyp</text:span>: Transforma as funções trigonométricas e inversas em hiperbólicas.</text:p>
      <text:p text:style-name="P6"><text:span text:style-name="T4">2Eqn</text:span>: Resolve equação quadrática ax<text:span text:style-name="T15">2</text:span>+bx+c=0 com c na linha x, b na linha y e a <text:span text:style-name="T14">na </text:span>linha z. Ex: 1 Enter 5 +- Enter 4 <text:s/>2Eqn.</text:p>
      <text:p text:style-name="P6"><text:span text:style-name="T4">P2R</text:span>: Converte y e x de Polar (x em radianos) para Retangular.</text:p>
      <text:p text:style-name="P7"><text:span text:style-name="T4">R2P</text:span>: O contrário de P2R.</text:p>
      <text:p text:style-name="P7"><text:span text:style-name="T4">Intgr</text:span>: Carrega o programa de integração numérica. (vide mais detalhes a frente)</text:p>
      <text:p text:style-name="P7"><text:span text:style-name="T6">p</text:span>: Retorna o valor de Pi=3,141…<text:span text:style-name="T14">“Pi” no modo de programação.</text:span></text:p>
      <text:p text:style-name="P21"><text:span text:style-name="T8">x</text:span><text:span text:style-name="T17">√</text:span><text:span text:style-name="T4"> </text:span><text:span text:style-name="T5">y</text:span><text:span text:style-name="T1">: </text:span><text:span text:style-name="T2">Raiz</text:span><text:span text:style-name="T1"> x de y. “</text:span><text:span text:style-name="T3">x Root y” no modo de programação.</text:span></text:p>
      <text:p text:style-name="P9"><text:span text:style-name="T4">IP</text:span>: Retorna a parte inteira de x.</text:p>
      <text:p text:style-name="P9"><text:span text:style-name="T4">R2C</text:span>: Converte de real para complexo (retangular)</text:p>
      <text:p text:style-name="P9"><text:span text:style-name="T4">C2R</text:span>: Converte de complexo (retangular) para Real.</text:p>
      <text:p text:style-name="P8"><text:span text:style-name="T6">p/</text:span><text:span text:style-name="T7">180</text:span>: Retorna o valor de Pi/<text:span text:style-name="T22">180</text:span>=<text:span text:style-name="T22">0,01745</text:span>…<text:span text:style-name="T14">Utilizado para conversão manual de graus para radianos e vice-versa. “Pi/180” no modo de programação. </text:span></text:p>
      <text:p text:style-name="P9"><text:span text:style-name="T6">G</text:span>: Função gamma. <text:span text:style-name="T18">Somente para números reais. </text:span>“<text:span text:style-name="T14">gamma” no modo de programação.</text:span></text:p>
      <text:p text:style-name="P9"><text:span text:style-name="T4">IsPrime</text:span>: Verifica se o número <text:span text:style-name="T18">inteiro </text:span>em x é primo.</text:p>
      <text:p text:style-name="P9"><text:span text:style-name="T4">UP</text:span>: No modo de programação, move o programa para cima. Não é programável.</text:p>
      <text:p text:style-name="P9"><text:span text:style-name="T4">DOWN</text:span>: No modo de programação, move o programa para baixo. Não é programável.</text:p>
      <text:p text:style-name="P9"><text:span text:style-name="T4">DEL</text:span>: No modo de programação, apaga a linha atual. Não é programável.</text:p>
      <text:p text:style-name="P10"><text:span text:style-name="T4">Run</text:span>: Executa o programa. Não é programável.</text:p>
      <text:p text:style-name="P10"><text:span text:style-name="T4">Prgm</text:span>: Ativa e desativa o modo de programação. Não é programável.</text:p>
      <text:p text:style-name="P9"><text:soft-page-break/><text:span text:style-name="T4">FP</text:span>: Retorna a parte fracionária de um número.</text:p>
      <text:p text:style-name="P9"><text:span text:style-name="T4">LBL</text:span>: No modo de programação, inicia uma sub-rotina, ou pedaço de programa, de LBL 0 até LBL 9.</text:p>
      <text:p text:style-name="P9"><text:span text:style-name="T4">GOTO</text:span>: <text:span text:style-name="T29">GOTO 0 até GOTO 9 </text:span>Durante a execução o programa <text:span text:style-name="T13">vai para</text:span> a respectiva sub-rotina ou pedaço de programa. <text:span text:style-name="T12">Somente sub-rotinas de 1 nível. Isto é, uma sub-rotina não pode chamar outra.</text:span></text:p>
      <text:p text:style-name="P24">“<text:span text:style-name="T33">GOTO .</text:span>” Durante a execução move o programa para a última linha. Não programável. <text:span text:style-name="T32">NOVO</text:span>.</text:p>
      <text:p text:style-name="P9"><text:span text:style-name="T4">x=0?</text:span> Compara o conteúdo de x com 0. Se for verdadeiro executa a próxima linha de programa. Se não pula e executa a seguinte.</text:p>
      <text:p text:style-name="P9"><text:span text:style-name="T4">x&lt;y?</text:span> Compara o conteúdo de x com o de y. Procede da mesma forma que x=0?. “<text:span text:style-name="T14">xly?” no modo de programação.</text:span></text:p>
      <text:p text:style-name="P11"><text:span text:style-name="T4">STOP</text:span>: O programa para. Deve ser usado no final do programa, antes de iniciar as sub-rotinas.</text:p>
      <text:p text:style-name="P12"><text:span text:style-name="T4">RTN</text:span>: Retorna para a linha seguinte ao último GOTO. Deve ser usado para encerrar sub-rotinas.</text:p>
      <text:p text:style-name="P11"><text:span text:style-name="T4">!</text:span>: <text:span text:style-name="T13">Retorna o fatorial do inteiro em x.</text:span></text:p>
      <text:p text:style-name="P9"><text:s/></text:p>
      <text:p text:style-name="P2">Exemplos de programas:</text:p>
      <text:p text:style-name="P13"/>
      <text:p text:style-name="P2">TESTE DE NÚMERO PRIMO.</text:p>
      <text:p text:style-name="P13">USA R7, R8, R9. </text:p>
      <text:p text:style-name="P20">Uso: Número e pressiona RUN.</text:p>
      <text:p text:style-name="P13"/>
      <text:p text:style-name="P13">1 ENTER</text:p>
      <text:p text:style-name="P13">2 7</text:p>
      <text:p text:style-name="P13">3 ySTOx <text:s text:c="5"/>//<text:span text:style-name="T22">COLOCA O </text:span>NUMERO EM R7</text:p>
      <text:p text:style-name="P13">4 SQRT </text:p>
      <text:p text:style-name="P13">5 1</text:p>
      <text:p text:style-name="P13">6 +</text:p>
      <text:p text:style-name="P13">7 8 </text:p>
      <text:p text:style-name="P13">8 ySTOx <text:s text:c="5"/>//RAIZ MAIS 1 EM R8</text:p>
      <text:p text:style-name="P13">9 2</text:p>
      <text:p text:style-name="P13">10 ENTER</text:p>
      <text:p text:style-name="P13">11 9</text:p>
      <text:p text:style-name="P13">12 ySTOx <text:s text:c="4"/>//DIVISOR, INICIALMENTE 2, EM R9</text:p>
      <text:p text:style-name="P13">13 CLA <text:s text:c="8"/>//LIMPA TELA.</text:p>
      <text:p text:style-name="P13">14 LBL 0 <text:s text:c="5"/>//INÍCIO DO LOOP PRINCIPAL</text:p>
      <text:p text:style-name="P13">15 7</text:p>
      <text:p text:style-name="P13">16 RCLx</text:p>
      <text:p text:style-name="P13">17 9</text:p>
      <text:p text:style-name="P13">18 RCLx</text:p>
      <text:p text:style-name="P13">19 / <text:s text:c="8"/>//TENTANDO DIVIDIR NUMERO POR DIVISOR.</text:p>
      <text:p text:style-name="P13">20 FP</text:p>
      <text:p text:style-name="P13">21 X=0?</text:p>
      <text:p text:style-name="P13">22 GOTO 1</text:p>
      <text:p text:style-name="P13">23 9</text:p>
      <text:p text:style-name="P13">24 RCLx</text:p>
      <text:p text:style-name="P13">25 1</text:p>
      <text:p text:style-name="P13">26 +</text:p>
      <text:p text:style-name="P13">27 9</text:p>
      <text:p text:style-name="P13">28 ySTOx <text:s text:c="4"/>//SOMANDO 1 AO DIVISOR.</text:p>
      <text:p text:style-name="P13">29 8</text:p>
      <text:p text:style-name="P13">30 RCLx</text:p>
      <text:p text:style-name="P13"><text:soft-page-break/>31 X&lt;&gt;Y</text:p>
      <text:p text:style-name="P13">32 XlY? <text:s text:c="5"/>//TESTANDO COM A RAIZ QUADRADA.</text:p>
      <text:p text:style-name="P13">33 GOTO 0</text:p>
      <text:p text:style-name="P13">34 CLA</text:p>
      <text:p text:style-name="P13">35 7</text:p>
      <text:p text:style-name="P13">36 RCLx</text:p>
      <text:p text:style-name="P13">37 ENTER</text:p>
      <text:p text:style-name="P13">38 STOP</text:p>
      <text:p text:style-name="P13">39 LBL 1</text:p>
      <text:p text:style-name="P13">40 CLA</text:p>
      <text:p text:style-name="P13">41 9</text:p>
      <text:p text:style-name="P13">42 RCLx</text:p>
      <text:p text:style-name="P13">43 STOP</text:p>
      <text:p text:style-name="P13">String do programa: n7au1j8a2n9acá7b9bdIMÀ9b1j9a8beNÁc7bnOàc9bO</text:p>
      <text:p text:style-name="P13">Ex: 25000009 é primo. </text:p>
      <text:p text:style-name="P17">A função <text:span text:style-name="T4">IsPrime</text:span> é uma versão embutida desse programa, bem mais rápida.</text:p>
      <text:p text:style-name="P14"><text:span text:style-name="T24">Ex: </text:span>88 000 000 035 413 <text:span text:style-name="T23">é primo.</text:span></text:p>
      <text:p text:style-name="P13"/>
      <text:p text:style-name="P2">DERIVADA</text:p>
      <text:p text:style-name="P13"/>
      <text:p text:style-name="P13"><text:span text:style-name="T21">Uso: </text:span>Entre a e depois delta x e depois pression<text:span text:style-name="T21">e</text:span> Run.</text:p>
      <text:p text:style-name="P13">USA R7, R8, R9. </text:p>
      <text:p text:style-name="P13"/>
      <text:p text:style-name="P13">1 ENTER</text:p>
      <text:p text:style-name="P13">2 8</text:p>
      <text:p text:style-name="P13">3 ySTOx</text:p>
      <text:p text:style-name="P13">4 C</text:p>
      <text:p text:style-name="P13">5 C</text:p>
      <text:p text:style-name="P13">6 7</text:p>
      <text:p text:style-name="P13">7 ySTOx</text:p>
      <text:p text:style-name="P13">8 CLA</text:p>
      <text:p text:style-name="P13">9 7</text:p>
      <text:p text:style-name="P13">10 RCLx //a em R7, delta x em R8.</text:p>
      <text:p text:style-name="P13">11 8</text:p>
      <text:p text:style-name="P13">12 RCLx</text:p>
      <text:p text:style-name="P13">13 +</text:p>
      <text:p text:style-name="P13">14 GOTO 0</text:p>
      <text:p text:style-name="P13">15 9</text:p>
      <text:p text:style-name="P13">16 ySTOx</text:p>
      <text:p text:style-name="P13">17 7</text:p>
      <text:p text:style-name="P13">18 RCL<text:span text:style-name="T21">x</text:span></text:p>
      <text:p text:style-name="P13">19 GOTO 0</text:p>
      <text:p text:style-name="P13">20 9</text:p>
      <text:p text:style-name="P13">21 RCLx</text:p>
      <text:p text:style-name="P13">22 x&lt;&gt;y</text:p>
      <text:p text:style-name="P13">23 -</text:p>
      <text:p text:style-name="P13">24 8</text:p>
      <text:p text:style-name="P13">25 RCL<text:span text:style-name="T21">x</text:span></text:p>
      <text:p text:style-name="P13">26 /</text:p>
      <text:p text:style-name="P13"><text:soft-page-break/>27 STOP</text:p>
      <text:p text:style-name="P13">28 LBL 0</text:p>
      <text:p text:style-name="P13">29 ENTER //<text:span text:style-name="T28">Aqui vai a função f</text:span>(x)</text:p>
      <text:p text:style-name="P13">30 2</text:p>
      <text:p text:style-name="P13">31 Y^X</text:p>
      <text:p text:style-name="P13">32 5</text:p>
      <text:p text:style-name="P13">33 -</text:p>
      <text:p text:style-name="P13">34 RTN</text:p>
      <text:p text:style-name="P13"/>
      <text:p text:style-name="P13">String do programa: n8amm7ac7b8bjÁ9a7bÁ9beh8bdOán2v5hP para f(x)=x^2-5</text:p>
      <text:p text:style-name="P13">String do programa: n8amm7ac7b8bjÁ9a7bÁ9beh8bdOánoP <text:s/>para f(x)=sin(x)</text:p>
      <text:p text:style-name="P13"/>
      <text:p text:style-name="P13"><text:span text:style-name="T9">INTEGRAL NUMÉRICA</text:span> <text:span text:style-name="T19">(método dos trapézios) </text:span></text:p>
      <text:p text:style-name="P13"/>
      <text:p text:style-name="P18">Calcula a integral numérica de uma função entre os limites a e b com um incremento delta x.</text:p>
      <text:p text:style-name="P22">Uso: a ENTER b ENTER delta x RUN.</text:p>
      <text:p text:style-name="P13">Usa<text:span text:style-name="T19"> </text:span>R4, R5, <text:span text:style-name="T25">R6, </text:span>R7, <text:span text:style-name="T25">R8 e R9.</text:span></text:p>
      <text:p text:style-name="P13"/>
      <text:p text:style-name="P19">1 ENTER</text:p>
      <text:p text:style-name="P19">2 9</text:p>
      <text:p text:style-name="P19">3 ySTOx <text:s text:c="2"/>//<text:span text:style-name="T27">Incremento delta x em R9.</text:span></text:p>
      <text:p text:style-name="P19">4 C</text:p>
      <text:p text:style-name="P19">5 C</text:p>
      <text:p text:style-name="P19">6 8</text:p>
      <text:p text:style-name="P19">7 ySTOx <text:s text:c="2"/>//<text:span text:style-name="T27">limite b de integração em R8.</text:span></text:p>
      <text:p text:style-name="P19">8 C</text:p>
      <text:p text:style-name="P19">9 C</text:p>
      <text:p text:style-name="P20">10 6</text:p>
      <text:p text:style-name="P19">1<text:span text:style-name="T27">1</text:span> ySTOx <text:s/>//<text:span text:style-name="T27">limite a de integração em R6</text:span></text:p>
      <text:p text:style-name="P19">1<text:span text:style-name="T27">2</text:span> C</text:p>
      <text:p text:style-name="P13"><text:span text:style-name="T18">13 </text:span>0</text:p>
      <text:p text:style-name="P13"><text:span text:style-name="T26">14 </text:span>ENTER</text:p>
      <text:p text:style-name="P13"><text:span text:style-name="T26">15 </text:span>5</text:p>
      <text:p text:style-name="P13"><text:span text:style-name="T26">16 </text:span>ySTOx</text:p>
      <text:p text:style-name="P13"><text:span text:style-name="T26">17 </text:span>6</text:p>
      <text:p text:style-name="P13"><text:span text:style-name="T26">18 </text:span>RCLx</text:p>
      <text:p text:style-name="P13"><text:span text:style-name="T26">19 </text:span>7</text:p>
      <text:p text:style-name="P13"><text:span text:style-name="T27">20 </text:span>ySTOx</text:p>
      <text:p text:style-name="P13"><text:span text:style-name="T26">21 </text:span>LBL 0</text:p>
      <text:p text:style-name="P13"><text:span text:style-name="T26">22 </text:span>CLA</text:p>
      <text:p text:style-name="P13"><text:span text:style-name="T26">23 </text:span>7</text:p>
      <text:p text:style-name="P13"><text:span text:style-name="T26">24 </text:span>RCLx</text:p>
      <text:p text:style-name="P13"><text:span text:style-name="T26">25 </text:span>GOTO 1 <text:s/>//V<text:span text:style-name="T19">ai</text:span> <text:span text:style-name="T19">para</text:span> <text:span text:style-name="T19">a</text:span> <text:span text:style-name="T19">função</text:span>.</text:p>
      <text:p text:style-name="P13"><text:span text:style-name="T26">26 </text:span>4</text:p>
      <text:p text:style-name="P13"><text:span text:style-name="T26">27 </text:span>ySTOx <text:s text:c="2"/>//guarda na memória 4.</text:p>
      <text:p text:style-name="P13"><text:span text:style-name="T26">28 </text:span>9</text:p>
      <text:p text:style-name="P13"><text:span text:style-name="T26">29 </text:span>RCLx</text:p>
      <text:p text:style-name="P13"><text:span text:style-name="T27">30 </text:span>7</text:p>
      <text:p text:style-name="P13"><text:span text:style-name="T26">31 </text:span>RCLx</text:p>
      <text:p text:style-name="P13"><text:soft-page-break/><text:span text:style-name="T26">32 </text:span>+</text:p>
      <text:p text:style-name="P13"><text:span text:style-name="T26">33 </text:span>7</text:p>
      <text:p text:style-name="P13"><text:span text:style-name="T26">34 </text:span>ySTOx <text:s/>//gu<text:span text:style-name="T19">a</text:span>rda a <text:span text:style-name="T19">mais </text:span>delta x na memória 7.</text:p>
      <text:p text:style-name="P13"><text:span text:style-name="T26">35 </text:span>GOTO 1 // Vai para a função.</text:p>
      <text:p text:style-name="P13"><text:span text:style-name="T26">36 </text:span>4 </text:p>
      <text:p text:style-name="P13"><text:span text:style-name="T26">37 </text:span>RLCx</text:p>
      <text:p text:style-name="P13"><text:span text:style-name="T26">38 </text:span>+</text:p>
      <text:p text:style-name="P13"><text:span text:style-name="T26">39 </text:span>2</text:p>
      <text:p text:style-name="P13"><text:span text:style-name="T27">40 </text:span>/</text:p>
      <text:p text:style-name="P13"><text:span text:style-name="T26">41 </text:span>9</text:p>
      <text:p text:style-name="P13"><text:span text:style-name="T26">42 </text:span>RCLx</text:p>
      <text:p text:style-name="P13"><text:span text:style-name="T26">43 </text:span>*</text:p>
      <text:p text:style-name="P13"><text:span text:style-name="T26">44 </text:span>5</text:p>
      <text:p text:style-name="P13"><text:span text:style-name="T26">45 </text:span>RCLx</text:p>
      <text:p text:style-name="P13"><text:span text:style-name="T26">46 </text:span>+</text:p>
      <text:p text:style-name="P13"><text:span text:style-name="T26">47 </text:span>5</text:p>
      <text:p text:style-name="P13"><text:span text:style-name="T26">48 y</text:span>STOx // soma em R5.</text:p>
      <text:p text:style-name="P13"><text:span text:style-name="T26">49 </text:span>8</text:p>
      <text:p text:style-name="P13"><text:span text:style-name="T27">50 </text:span>RCLx</text:p>
      <text:p text:style-name="P13"><text:span text:style-name="T26">51 </text:span>7</text:p>
      <text:p text:style-name="P13"><text:span text:style-name="T26">52 </text:span>RCLx</text:p>
      <text:p text:style-name="P13"><text:span text:style-name="T26">53 </text:span>x<text:span text:style-name="T18">l</text:span>y?</text:p>
      <text:p text:style-name="P13"><text:span text:style-name="T26">54 </text:span>GOTO 0</text:p>
      <text:p text:style-name="P13"><text:span text:style-name="T26">55 </text:span>5</text:p>
      <text:p text:style-name="P13"><text:span text:style-name="T26">56 </text:span>RCLx</text:p>
      <text:p text:style-name="P13"><text:span text:style-name="T26">57 </text:span>STOP</text:p>
      <text:p text:style-name="P13"><text:span text:style-name="T26">58 </text:span>LBL 1</text:p>
      <text:p text:style-name="P13"><text:span text:style-name="T26">59 </text:span>ENTER <text:s/>//função x^2.</text:p>
      <text:p text:style-name="P13"><text:span text:style-name="T27">60 </text:span>*</text:p>
      <text:p text:style-name="P13"><text:span text:style-name="T26">61 </text:span>RTN</text:p>
      <text:p text:style-name="P13"/>
      <text:p text:style-name="P13">String do program<text:span text:style-name="T26">(para a função f(x)=x</text:span><text:span text:style-name="T16">2</text:span><text:span text:style-name="T26">)</text:span>:</text:p>
      <text:p text:style-name="P13">n9amm8amm6am0n5a6b7aác7bÀ4a9b7bj7aÀ4bj2d9bf5bj5a8b7bNÁ5bOànfP</text:p>
      <text:p text:style-name="P13"/>
      <text:p text:style-name="P13">A tecla <text:span text:style-name="T4">Intgr</text:span> carrega esse programa.</text:p>
      <text:p text:style-name="P13"/>
      <text:p text:style-name="P13"/>
      <text:p text:style-name="P2"><text:span text:style-name="T14">RAIZ</text:span> <text:span text:style-name="T14">POR</text:span> <text:span text:style-name="T14">BISSEÇÃO</text:span>.</text:p>
      <text:p text:style-name="P13">Uso: a enter b e <text:span text:style-name="T28">pressiona</text:span> <text:span text:style-name="T28">RUN</text:span> várias vezes.</text:p>
      <text:p text:style-name="P13"/>
      <text:p text:style-name="P13">1 ENTER</text:p>
      <text:p text:style-name="P13">2 2</text:p>
      <text:p text:style-name="P13">3 <text:span text:style-name="T14">y</text:span>STO<text:span text:style-name="T14">x</text:span> <text:s/>// B EM R2</text:p>
      <text:p text:style-name="P13">4 C</text:p>
      <text:p text:style-name="P13">5 C</text:p>
      <text:p text:style-name="P13">6 1</text:p>
      <text:p text:style-name="P13">7 <text:span text:style-name="T14">y</text:span>STO<text:span text:style-name="T14">x</text:span> <text:s text:c="2"/>// A EM R1</text:p>
      <text:p text:style-name="P13">8 2</text:p>
      <text:p text:style-name="P13">9 RCL<text:span text:style-name="T20">x</text:span></text:p>
      <text:p text:style-name="P13"><text:soft-page-break/>10 +</text:p>
      <text:p text:style-name="P13">11 2</text:p>
      <text:p text:style-name="P13">12 / <text:s text:c="3"/></text:p>
      <text:p text:style-name="P13">13 3</text:p>
      <text:p text:style-name="P13">14 <text:span text:style-name="T14">y</text:span>STO<text:span text:style-name="T14">x</text:span> <text:s text:c="2"/>// M=(A+B)/2 EM R3</text:p>
      <text:p text:style-name="P13">15 GOTO 0</text:p>
      <text:p text:style-name="P13">16 6</text:p>
      <text:p text:style-name="P13">17 <text:span text:style-name="T14">y</text:span>STO<text:span text:style-name="T14">x</text:span> <text:s text:c="2"/>//F(M) EM R6.</text:p>
      <text:p text:style-name="P13">18 1</text:p>
      <text:p text:style-name="P13">19 RCL<text:span text:style-name="T20">x</text:span></text:p>
      <text:p text:style-name="P13">20 GOTO 0</text:p>
      <text:p text:style-name="P13">21 4</text:p>
      <text:p text:style-name="P13">22 <text:span text:style-name="T20">y</text:span>STO<text:span text:style-name="T20">x</text:span> <text:s text:c="3"/>//f(A) EM R4.</text:p>
      <text:p text:style-name="P13">23 2</text:p>
      <text:p text:style-name="P13">24 RCL<text:span text:style-name="T20">x</text:span></text:p>
      <text:p text:style-name="P13">25 GOTO 0</text:p>
      <text:p text:style-name="P13">26 5</text:p>
      <text:p text:style-name="P13">27 <text:span text:style-name="T20">y</text:span>STO<text:span text:style-name="T20">x</text:span> <text:s text:c="2"/>//<text:span text:style-name="T28">f</text:span>(B) EM R5.</text:p>
      <text:p text:style-name="P13">28 CLA</text:p>
      <text:p text:style-name="P13">29 4</text:p>
      <text:p text:style-name="P13">30 RCL<text:span text:style-name="T20">x</text:span></text:p>
      <text:p text:style-name="P13">31 X=0?</text:p>
      <text:p text:style-name="P13">32 GOTO 1</text:p>
      <text:p text:style-name="P13">33 5</text:p>
      <text:p text:style-name="P13">34 RCL<text:span text:style-name="T20">x</text:span></text:p>
      <text:p text:style-name="P13">35 X=0?</text:p>
      <text:p text:style-name="P13">36 GOTO 2</text:p>
      <text:p text:style-name="P13">37 6</text:p>
      <text:p text:style-name="P13">38 RCL<text:span text:style-name="T21">x</text:span></text:p>
      <text:p text:style-name="P13">39 X=0?</text:p>
      <text:p text:style-name="P13">40 GOTO 3</text:p>
      <text:p text:style-name="P13">41 0</text:p>
      <text:p text:style-name="P13">42 ENTER</text:p>
      <text:p text:style-name="P13">43 4</text:p>
      <text:p text:style-name="P13">44 RCL<text:span text:style-name="T20">x</text:span></text:p>
      <text:p text:style-name="P13">45 6</text:p>
      <text:p text:style-name="P13">46 RCL<text:span text:style-name="T20">x</text:span></text:p>
      <text:p text:style-name="P13">47 *</text:p>
      <text:p text:style-name="P13">48 XlY? //TROCA A POR M</text:p>
      <text:p text:style-name="P13">49 GOTO 4</text:p>
      <text:p text:style-name="P13">50 0</text:p>
      <text:p text:style-name="P13">51 ENTER</text:p>
      <text:p text:style-name="P13">52 5</text:p>
      <text:p text:style-name="P13">53 RCL<text:span text:style-name="T21">x</text:span></text:p>
      <text:p text:style-name="P13">54 6</text:p>
      <text:p text:style-name="P13">55 RCL<text:span text:style-name="T21">x</text:span></text:p>
      <text:p text:style-name="P13">56 *</text:p>
      <text:p text:style-name="P13">57 XlY? //TROCA B POR M</text:p>
      <text:p text:style-name="P13">58 GOTO 5</text:p>
      <text:p text:style-name="P13"><text:soft-page-break/>59 STOP</text:p>
      <text:p text:style-name="P13">60 LBL 1</text:p>
      <text:p text:style-name="P13">61 CLA</text:p>
      <text:p text:style-name="P13">62 1</text:p>
      <text:p text:style-name="P13">63 RCL<text:span text:style-name="T20">x</text:span></text:p>
      <text:p text:style-name="P13">64 ENTER</text:p>
      <text:p text:style-name="P13">65 STOP</text:p>
      <text:p text:style-name="P13">66 LBL 2</text:p>
      <text:p text:style-name="P13">67 CLA</text:p>
      <text:p text:style-name="P13">68 2</text:p>
      <text:p text:style-name="P13">69 RCL<text:span text:style-name="T21">x</text:span></text:p>
      <text:p text:style-name="P13">70 ENTER </text:p>
      <text:p text:style-name="P13">71 STOP</text:p>
      <text:p text:style-name="P13">72 LBL 3</text:p>
      <text:p text:style-name="P13">73 CLA</text:p>
      <text:p text:style-name="P13">74 3</text:p>
      <text:p text:style-name="P13">75 RCL<text:span text:style-name="T20">x</text:span></text:p>
      <text:p text:style-name="P13">76 ENTER</text:p>
      <text:p text:style-name="P13">77 STOP</text:p>
      <text:p text:style-name="P13">78 LBL 4</text:p>
      <text:p text:style-name="P13">79 CLA</text:p>
      <text:p text:style-name="P13">80 3</text:p>
      <text:p text:style-name="P13">81 RCL<text:span text:style-name="T20">x</text:span></text:p>
      <text:p text:style-name="P13">82 1</text:p>
      <text:p text:style-name="P13">83 RCL<text:span text:style-name="T20">x</text:span></text:p>
      <text:p text:style-name="P13">84 STOP</text:p>
      <text:p text:style-name="P13">85 LBL 5</text:p>
      <text:p text:style-name="P13">86 CLA</text:p>
      <text:p text:style-name="P13">87 2</text:p>
      <text:p text:style-name="P13">88 RCL<text:span text:style-name="T21">x</text:span></text:p>
      <text:p text:style-name="P13">89 3</text:p>
      <text:p text:style-name="P13">90 RCL<text:span text:style-name="T21">x</text:span></text:p>
      <text:p text:style-name="P13">91 STOP</text:p>
      <text:p text:style-name="P13">92 LBL 0 <text:s text:c="3"/>//<text:span text:style-name="T19">função y</text:span>=<text:span text:style-name="T19">x</text:span>^2-9 <text:span text:style-name="T19">de string </text:span>ánf9hP</text:p>
      <text:p text:style-name="P13">93 ENTER</text:p>
      <text:p text:style-name="P13">94 *</text:p>
      <text:p text:style-name="P13">95 9</text:p>
      <text:p text:style-name="P13">96 -</text:p>
      <text:p text:style-name="P13">97 RTN</text:p>
      <text:p text:style-name="P13"/>
      <text:p text:style-name="P17">String do programa: </text:p>
      <text:p text:style-name="P13">n2amm1a2bj2d3aÁ6a1bÁ4a2bÁ5ac4bMÀ5bMÂ6bMÃ0n4b6bfNÉ0n5b6bfNÈOàc1bnOâ2bnOãc3bnOéc3b1bOèc2b3bOánf9hP</text:p>
      <text:p text:style-name="P13"/>
      <text:p text:style-name="P13">A tecla <text:span text:style-name="T4">Root</text:span> carrega esse programa.</text:p>
      <text:p text:style-name="P13"/>
      <text:p text:style-name="P13"/>
      <text:p text:style-name="P13"/>
      <text:p text:style-name="P13"/>
      <text:p text:style-name="P3"><text:soft-page-break/>Como entrar uma função?</text:p>
      <text:p text:style-name="P15"/>
      <text:p text:style-name="P15">Nos programas acima, a exceção do teste de números primos, é preciso definir uma função f(x). A maneira usada neles é <text:span text:style-name="T20">a</text:span> seguinte. A função faz parte do programa e é uma sub-rotina designada pelo LBL 0..9. <text:span text:style-name="T20">A</text:span> variável x é suposta como estando na linha x da pilha. O resultado da função deve ser dado também na linha x da pilha. Cálculos intermediários serão perdidos. A função termina com RTN.</text:p>
      <text:p text:style-name="P15"/>
      <text:p text:style-name="P4">String do Programa</text:p>
      <text:p text:style-name="P16"/>
      <text:p text:style-name="P16">É como a calculadora guarda o programa internamente. Ao sair da página, ela não salva! Copie e cole a string na linha superi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11-26T21:34:54.351000000</dc:date>
    <meta:editing-duration>PT1H14M36S</meta:editing-duration>
    <meta:editing-cycles>22</meta:editing-cycles>
    <meta:document-statistic meta:table-count="0" meta:image-count="0" meta:object-count="0" meta:page-count="8" meta:paragraph-count="315" meta:word-count="1449" meta:character-count="6955" meta:non-whitespace-character-count="5732"/>
  </office:meta>
</office:document-meta>
</file>